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Glossar" style:family="table">
      <style:table-properties style:width="17cm" table:align="margins" style:shadow="none"/>
    </style:style>
    <style:style style:name="Glossar.A" style:family="table-column">
      <style:table-column-properties style:column-width="5.001cm" style:rel-column-width="2835*"/>
    </style:style>
    <style:style style:name="Glossar.B" style:family="table-column">
      <style:table-column-properties style:column-width="12cm" style:rel-column-width="6803*"/>
    </style:style>
    <style:style style:name="Glossar.A1" style:family="table-cell">
      <style:table-cell-properties fo:padding="0.097cm" fo:border-left="none" fo:border-right="none" fo:border-top="none" fo:border-bottom="0.05pt solid #000000"/>
    </style:style>
    <style:style style:name="Glossar.B1" style:family="table-cell">
      <style:table-cell-properties fo:padding="0.097cm" fo:border-left="0.05pt solid #000000" fo:border-right="none" fo:border-top="none" fo:border-bottom="0.05pt solid #000000"/>
    </style:style>
    <style:style style:name="Glossar.A16" style:family="table-cell">
      <style:table-cell-properties fo:padding="0.097cm" fo:border="none"/>
    </style:style>
    <style:style style:name="Glossar.B16" style:family="table-cell">
      <style:table-cell-properties fo:padding="0.097cm" fo:border-left="0.05pt solid #000000" fo:border-right="none" fo:border-top="none" fo:border-bottom="none"/>
    </style:style>
    <style:style style:name="P1" style:family="paragraph" style:parent-style-name="Text_20_body" style:list-style-name="L1">
      <style:text-properties officeooo:rsid="001baa34" officeooo:paragraph-rsid="001baa34"/>
    </style:style>
    <style:style style:name="P2" style:family="paragraph" style:parent-style-name="Text_20_body" style:list-style-name="L2">
      <style:text-properties officeooo:rsid="001c9e12" officeooo:paragraph-rsid="001c9e12"/>
    </style:style>
    <style:style style:name="P3" style:family="paragraph" style:parent-style-name="Text_20_body">
      <style:text-properties officeooo:rsid="001c9e12" officeooo:paragraph-rsid="001c9e12"/>
    </style:style>
    <style:style style:name="P4" style:family="paragraph" style:parent-style-name="Text_20_body">
      <style:text-properties officeooo:rsid="001e6350" officeooo:paragraph-rsid="001e6350"/>
    </style:style>
    <style:style style:name="P5" style:family="paragraph" style:parent-style-name="Text_20_body" style:list-style-name="L3">
      <style:text-properties officeooo:rsid="001e6350" officeooo:paragraph-rsid="001e6350"/>
    </style:style>
    <style:style style:name="P6" style:family="paragraph" style:parent-style-name="Text_20_body" style:list-style-name="L4">
      <style:text-properties officeooo:rsid="001e6350" officeooo:paragraph-rsid="001e6350"/>
    </style:style>
    <style:style style:name="P7" style:family="paragraph" style:parent-style-name="Text_20_body" style:list-style-name="L5">
      <style:text-properties officeooo:rsid="001e6350" officeooo:paragraph-rsid="001e6350"/>
    </style:style>
    <style:style style:name="P8" style:family="paragraph" style:parent-style-name="Text_20_body" style:list-style-name="L7">
      <style:text-properties officeooo:rsid="001ff68a" officeooo:paragraph-rsid="001ff68a"/>
    </style:style>
    <style:style style:name="P9" style:family="paragraph" style:parent-style-name="Text_20_body" style:list-style-name="L7">
      <style:text-properties officeooo:rsid="001ff68a" officeooo:paragraph-rsid="00217c99"/>
    </style:style>
    <style:style style:name="P10" style:family="paragraph" style:parent-style-name="Text_20_body" style:list-style-name="L6">
      <style:text-properties officeooo:paragraph-rsid="001ff68a"/>
    </style:style>
    <style:style style:name="P11" style:family="paragraph" style:parent-style-name="Text_20_body" style:list-style-name="L7">
      <style:text-properties officeooo:rsid="00217c99" officeooo:paragraph-rsid="00217c99"/>
    </style:style>
    <style:style style:name="P12" style:family="paragraph" style:parent-style-name="Text_20_body" style:list-style-name="L8">
      <style:text-properties officeooo:rsid="00217c99" officeooo:paragraph-rsid="00217c99"/>
    </style:style>
    <style:style style:name="P13" style:family="paragraph" style:parent-style-name="Text_20_body">
      <style:text-properties officeooo:rsid="00228858" officeooo:paragraph-rsid="00228858"/>
    </style:style>
    <style:style style:name="P14" style:family="paragraph" style:parent-style-name="Text_20_body" style:list-style-name="L9">
      <style:text-properties officeooo:rsid="00228858" officeooo:paragraph-rsid="00228858"/>
    </style:style>
    <style:style style:name="P15" style:family="paragraph" style:parent-style-name="Text_20_body" style:list-style-name="L9">
      <style:text-properties officeooo:rsid="00228858" officeooo:paragraph-rsid="0026b8f5"/>
    </style:style>
    <style:style style:name="P16" style:family="paragraph" style:parent-style-name="Text_20_body" style:list-style-name="L10">
      <style:text-properties officeooo:rsid="00228858" officeooo:paragraph-rsid="00228858"/>
    </style:style>
    <style:style style:name="P17" style:family="paragraph" style:parent-style-name="Text_20_body" style:list-style-name="L10">
      <style:text-properties officeooo:rsid="0023aa36" officeooo:paragraph-rsid="002537cb"/>
    </style:style>
    <style:style style:name="P18" style:family="paragraph" style:parent-style-name="Text_20_body">
      <style:text-properties officeooo:paragraph-rsid="002537cb"/>
    </style:style>
    <style:style style:name="P19" style:family="paragraph" style:parent-style-name="Text_20_body">
      <style:text-properties style:text-underline-style="solid" style:text-underline-width="auto" style:text-underline-color="font-color" officeooo:rsid="002537cb" officeooo:paragraph-rsid="002537cb"/>
    </style:style>
    <style:style style:name="P20" style:family="paragraph" style:parent-style-name="Text_20_body">
      <style:text-properties style:text-underline-style="none" officeooo:rsid="002537cb" officeooo:paragraph-rsid="002537cb"/>
    </style:style>
    <style:style style:name="P21" style:family="paragraph" style:parent-style-name="Text_20_body" style:list-style-name="L10">
      <style:text-properties officeooo:rsid="0026b8f5" officeooo:paragraph-rsid="0026b8f5"/>
    </style:style>
    <style:style style:name="P22" style:family="paragraph" style:parent-style-name="Text_20_body">
      <style:text-properties fo:font-style="italic" officeooo:rsid="00228858" officeooo:paragraph-rsid="0026b8f5" style:font-style-asian="italic" style:font-style-complex="italic"/>
    </style:style>
    <style:style style:name="P23" style:family="paragraph" style:parent-style-name="Text_20_body">
      <style:text-properties fo:font-style="italic" officeooo:rsid="0026b8f5" officeooo:paragraph-rsid="0026b8f5" style:font-style-asian="italic" style:font-style-complex="italic"/>
    </style:style>
    <style:style style:name="P24" style:family="paragraph" style:parent-style-name="Text_20_body" style:list-style-name="L11">
      <style:text-properties fo:font-style="normal" officeooo:rsid="0026b8f5" officeooo:paragraph-rsid="0026b8f5" style:font-style-asian="normal" style:font-style-complex="normal"/>
    </style:style>
    <style:style style:name="P25" style:family="paragraph" style:parent-style-name="Text_20_body" style:list-style-name="L9">
      <style:text-properties officeooo:rsid="002bc918" officeooo:paragraph-rsid="002bc918"/>
    </style:style>
    <style:style style:name="P26" style:family="paragraph" style:parent-style-name="Text_20_body" style:list-style-name="L11">
      <style:text-properties fo:font-size="10pt" fo:font-style="normal" officeooo:rsid="002f99b7" officeooo:paragraph-rsid="002f99b7" style:font-size-asian="10pt" style:font-style-asian="normal" style:font-size-complex="10pt" style:font-style-complex="normal"/>
    </style:style>
    <style:style style:name="P27" style:family="paragraph" style:parent-style-name="Text_20_body">
      <style:text-properties officeooo:rsid="0030ab0e" officeooo:paragraph-rsid="0030ab0e"/>
    </style:style>
    <style:style style:name="P28" style:family="paragraph" style:parent-style-name="Text_20_body">
      <style:text-properties officeooo:rsid="003294a9" officeooo:paragraph-rsid="003294a9"/>
    </style:style>
    <style:style style:name="P29" style:family="paragraph" style:parent-style-name="Text_20_body">
      <style:text-properties officeooo:rsid="0032adea" officeooo:paragraph-rsid="0032adea"/>
    </style:style>
    <style:style style:name="P30" style:family="paragraph" style:parent-style-name="Text_20_body" style:list-style-name="L12">
      <style:text-properties officeooo:rsid="0032adea" officeooo:paragraph-rsid="0032adea"/>
    </style:style>
    <style:style style:name="P31" style:family="paragraph" style:parent-style-name="Text_20_body" style:list-style-name="L16">
      <style:text-properties officeooo:rsid="0032adea" officeooo:paragraph-rsid="0032adea"/>
    </style:style>
    <style:style style:name="P32" style:family="paragraph" style:parent-style-name="Text_20_body" style:list-style-name="L17">
      <style:text-properties officeooo:rsid="0032adea" officeooo:paragraph-rsid="0032adea"/>
    </style:style>
    <style:style style:name="P33" style:family="paragraph" style:parent-style-name="Text_20_body" style:list-style-name="L18">
      <style:text-properties officeooo:rsid="0032adea" officeooo:paragraph-rsid="0032adea"/>
    </style:style>
    <style:style style:name="P34" style:family="paragraph" style:parent-style-name="Text_20_body">
      <style:text-properties officeooo:rsid="0033a190" officeooo:paragraph-rsid="0033a190"/>
    </style:style>
    <style:style style:name="P35" style:family="paragraph" style:parent-style-name="Heading_20_1">
      <style:text-properties officeooo:rsid="001baa34" officeooo:paragraph-rsid="001baa34"/>
    </style:style>
    <style:style style:name="P36" style:family="paragraph" style:parent-style-name="Heading_20_1">
      <style:text-properties officeooo:rsid="001c9e12" officeooo:paragraph-rsid="001c9e12"/>
    </style:style>
    <style:style style:name="P37" style:family="paragraph" style:parent-style-name="Heading_20_1">
      <style:text-properties officeooo:rsid="001e6350" officeooo:paragraph-rsid="001e6350"/>
    </style:style>
    <style:style style:name="P38" style:family="paragraph" style:parent-style-name="Heading_20_1">
      <style:text-properties officeooo:rsid="001ff68a" officeooo:paragraph-rsid="001ff68a"/>
    </style:style>
    <style:style style:name="P39" style:family="paragraph" style:parent-style-name="Heading_20_1">
      <style:text-properties officeooo:paragraph-rsid="001ff68a"/>
    </style:style>
    <style:style style:name="P40" style:family="paragraph" style:parent-style-name="Heading_20_2">
      <style:text-properties officeooo:rsid="001baa34" officeooo:paragraph-rsid="001baa34"/>
    </style:style>
    <style:style style:name="P41" style:family="paragraph" style:parent-style-name="Heading_20_2">
      <style:text-properties officeooo:rsid="001c9e12" officeooo:paragraph-rsid="001c9e12"/>
    </style:style>
    <style:style style:name="P42" style:family="paragraph" style:parent-style-name="Heading_20_2">
      <style:text-properties officeooo:rsid="001e6350" officeooo:paragraph-rsid="001e6350"/>
    </style:style>
    <style:style style:name="P43" style:family="paragraph" style:parent-style-name="Heading_20_2">
      <style:text-properties officeooo:rsid="001ff68a" officeooo:paragraph-rsid="001ff68a"/>
    </style:style>
    <style:style style:name="P44" style:family="paragraph" style:parent-style-name="Heading_20_2">
      <style:text-properties officeooo:rsid="00217c99" officeooo:paragraph-rsid="00217c99"/>
    </style:style>
    <style:style style:name="P45" style:family="paragraph" style:parent-style-name="Heading_20_3">
      <style:text-properties officeooo:rsid="00228858" officeooo:paragraph-rsid="00228858"/>
    </style:style>
    <style:style style:name="P46" style:family="paragraph" style:parent-style-name="Heading_20_3">
      <style:text-properties officeooo:rsid="0030ab0e" officeooo:paragraph-rsid="0030ab0e"/>
    </style:style>
    <style:style style:name="P47" style:family="paragraph" style:parent-style-name="Heading_20_3">
      <style:text-properties officeooo:rsid="003294a9" officeooo:paragraph-rsid="003294a9"/>
    </style:style>
    <style:style style:name="P48" style:family="paragraph" style:parent-style-name="Heading_20_3">
      <style:text-properties officeooo:rsid="0032adea" officeooo:paragraph-rsid="0032adea"/>
    </style:style>
    <style:style style:name="P49" style:family="paragraph" style:parent-style-name="Heading_20_3">
      <style:text-properties officeooo:rsid="0033a190" officeooo:paragraph-rsid="0033a190"/>
    </style:style>
    <style:style style:name="P50" style:family="paragraph" style:parent-style-name="Table_20_Contents">
      <style:text-properties officeooo:rsid="001c9e12" officeooo:paragraph-rsid="001c9e12"/>
    </style:style>
    <style:style style:name="P51" style:family="paragraph" style:parent-style-name="Table_20_Contents">
      <style:text-properties officeooo:rsid="001e24d6" officeooo:paragraph-rsid="001e24d6"/>
    </style:style>
    <style:style style:name="P52" style:family="paragraph" style:parent-style-name="Table_20_Contents">
      <style:text-properties officeooo:rsid="00228858" officeooo:paragraph-rsid="00228858"/>
    </style:style>
    <style:style style:name="T1" style:family="text">
      <style:text-properties officeooo:rsid="001e6350"/>
    </style:style>
    <style:style style:name="T2" style:family="text">
      <style:text-properties officeooo:rsid="001ff68a"/>
    </style:style>
    <style:style style:name="T3" style:family="text">
      <style:text-properties officeooo:rsid="00217c99"/>
    </style:style>
    <style:style style:name="T4" style:family="text">
      <style:text-properties officeooo:rsid="002537cb"/>
    </style:style>
    <style:style style:name="T5" style:family="text">
      <style:text-properties officeooo:rsid="0026b8f5"/>
    </style:style>
    <style:style style:name="T6" style:family="text">
      <style:text-properties officeooo:rsid="002a1963"/>
    </style:style>
    <style:style style:name="T7" style:family="text">
      <style:text-properties officeooo:rsid="002c2e2c"/>
    </style:style>
    <style:style style:name="T8" style:family="text">
      <style:text-properties officeooo:rsid="002da5f4"/>
    </style:style>
    <style:style style:name="T9" style:family="text">
      <style:text-properties officeooo:rsid="002daf12"/>
    </style:style>
    <style:style style:name="T10" style:family="text">
      <style:text-properties officeooo:rsid="003294a9"/>
    </style:style>
    <style:style style:name="T11" style:family="text">
      <style:text-properties officeooo:rsid="0032ade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1. Zielbestimmung</text:h>
      <text:p text:style-name="P4">SimpleEngine soll eine kleine und einfach Game-Engine werden mit der man grundlegende Dinge der Spieleprogrammierung bewältigen kann. </text:p>
      <text:h text:style-name="P40" text:outline-level="2">Muss<text:span text:style-name="T1">k</text:span>riterien</text:h>
      <text:list xml:id="list685054410617688200" text:style-name="L1">
        <text:list-item>
          <text:p text:style-name="P1">Rendern von 3D-Objekten mittels OpenGL auf einer Zeichenfläche innerhalb eines Fensters</text:p>
        </text:list-item>
        <text:list-item>
          <text:p text:style-name="P1">3D-Objekte aus Dreiecken aufbauen </text:p>
        </text:list-item>
        <text:list-item>
          <text:p text:style-name="P1">einfarbige 3D-Objekte, <text:span text:style-name="T9">Farben 24bit rgb</text:span></text:p>
        </text:list-item>
        <text:list-item>
          <text:p text:style-name="P1">Z-Buffering und Clipping von den Objekten / Polygonen aus denen die Objekte bestehen</text:p>
        </text:list-item>
        <text:list-item>
          <text:p text:style-name="P1">einfache Kinematik für die Objekte mit vordefinierbaren Bewegungsabläufen</text:p>
        </text:list-item>
        <text:list-item>
          <text:p text:style-name="P1">persistentes Laden und Speichern von diesen 3D-Objekten</text:p>
        </text:list-item>
        <text:list-item>
          <text:p text:style-name="P1">Zusammenfassen von mehreren Objekten in Szenen, die man ebenfalls persistent Laden und Speichern kann</text:p>
        </text:list-item>
        <text:list-item>
          <text:p text:style-name="P1">Interaktion mittels Maus und Tastatur (z.B. freies Bewegen innerhalb der Szene)</text:p>
        </text:list-item>
        <text:list-item>
          <text:p text:style-name="P1">dynamisches Erzeugen und Löschen von Objekten innerhalb der Szene mittels Bedienelemente</text:p>
        </text:list-item>
        <text:list-item>
          <text:p text:style-name="P1">einen Console-Like Output von Daten um Dinge nachvollziehen zu können</text:p>
        </text:list-item>
        <text:list-item>
          <text:p text:style-name="P1">Boundingbox-Kollisionen erkennen und auswerten</text:p>
        </text:list-item>
        <text:list-item>
          <text:p text:style-name="P1">Frei bewegliche Sicht auf die Szene mittels Kamera</text:p>
        </text:list-item>
      </text:list>
      <text:h text:style-name="P40" text:outline-level="2">Wunsch<text:span text:style-name="T1">k</text:span>riterien</text:h>
      <text:list xml:id="list3229732054166455006" text:style-name="L2">
        <text:list-item>
          <text:p text:style-name="P2">Dynamik von Objekten (Newtonsche Mechanik)</text:p>
        </text:list-item>
        <text:list-item>
          <text:p text:style-name="P2">Mehrfarbigkeit von Objekten und Flächen</text:p>
        </text:list-item>
        <text:list-item>
          <text:p text:style-name="P2">Flatshading</text:p>
        </text:list-item>
        <text:list-item>
          <text:p text:style-name="P2">Texturen</text:p>
        </text:list-item>
      </text:list>
      <text:h text:style-name="P42" text:outline-level="2">Abgrenzungskriterien</text:h>
      <text:list xml:id="list4014556078118185563" text:style-name="L3">
        <text:list-item>
          <text:p text:style-name="P5">Kein eigenständiges Spiel, sondern nur der Bausatz für ein Spiel</text:p>
        </text:list-item>
        <text:list-item>
          <text:p text:style-name="P5">keine realistische Grafik sondern Beschränkung auf 3D-Primitiven</text:p>
        </text:list-item>
        <text:list-item>
          <text:p text:style-name="P5">es sollen Abläufe demonstriert werden und nicht auf höchste Effizienz und Perfektion geachtet werden</text:p>
        </text:list-item>
        <text:list-item>
          <text:p text:style-name="P5">keine hohe Portierbarkeit auf andere Betriebssysteme/Plattformen</text:p>
        </text:list-item>
        <text:list-item>
          <text:p text:style-name="P5"><text:soft-page-break/>keine Partikelsysteme oder fortgeschrittene Physik</text:p>
        </text:list-item>
        <text:list-item>
          <text:p text:style-name="P5">keine Beleuchtungseffekte fortgeschrittene Elemente der Computergrafik</text:p>
        </text:list-item>
        <text:list-item>
          <text:p text:style-name="P5">keine runden Flächen</text:p>
        </text:list-item>
        <text:list-item>
          <text:p text:style-name="P5">keine Soundausgaben</text:p>
        </text:list-item>
      </text:list>
      <text:h text:style-name="Heading_20_1" text:outline-level="1">2. Zielgruppe</text:h>
      <text:p text:style-name="P4">Das Projekt soll vor allem von Programmieren genutzt werden, die keine Erfahrung im Bereich der Computergrafik und Spieleprogrammierung <text:s/>haben und einen einfachen Einstieg suchen. Es werden allerdings Grundkenntnisse der Programmierung und C++ vorausgesetzt.</text:p>
      <text:p text:style-name="P4">Um erste Schritte auf dem Bereich zu gehen, soll man die Möglichkeit haben den Quellcode zu ändern, zu erweitern oder anderweitig zu modifizieren und mit dem gegebenen zu experimentieren.</text:p>
      <text:p text:style-name="P4">Alles was man benötigt um mit der SimpleEngine zu arbeiten ist eine laufende Windows7 Umgebung mit OpenGL-Support, Monitor, Maus und Tastatur. Andere Windows Versionen können unter umständen auch genutzt werden können, werden jedoch von den Entwicklern nicht getestet.</text:p>
      <text:h text:style-name="P37" text:outline-level="1">3. Produktumgebung</text:h>
      <text:h text:style-name="P42" text:outline-level="2">Software</text:h>
      <text:list xml:id="list8799980528011881041" text:style-name="L4">
        <text:list-item>
          <text:p text:style-name="P6">Windows7 64bit</text:p>
        </text:list-item>
        <text:list-item>
          <text:p text:style-name="P6">CLI-Runtime</text:p>
        </text:list-item>
        <text:list-item>
          <text:p text:style-name="P6">OpenGL(Version 3 oder höher)</text:p>
        </text:list-item>
        <text:list-item>
          <text:p text:style-name="P6">(git und Entwicklungsumgebung wenn man mit dem Quellcode arbeiten möchte)</text:p>
        </text:list-item>
      </text:list>
      <text:h text:style-name="P42" text:outline-level="2">Hardware</text:h>
      <text:list xml:id="list5971700076191963309" text:style-name="L5">
        <text:list-item>
          <text:p text:style-name="P7">CPU ( + GPU) mit OpenGL-Unterstützung (OpenGL ist Industriestandard)</text:p>
        </text:list-item>
        <text:list-item>
          <text:p text:style-name="P7">Monitor, Maus und Tastatur(qwertz)</text:p>
        </text:list-item>
      </text:list>
      <text:h text:style-name="P37" text:outline-level="1">4. Produktfunktionen</text:h>
      <text:p text:style-name="P18"><text:span text:style-name="T4">Objekte als Abstraktion für Elemente innerhalb einer Szene. Ein Bewegungszug ist genauso ein Objekt wie ein Würfel, dadurch wird ein einfaches Verändern dieser Elemente ermöglicht.</text:span></text:p>
      <text:h text:style-name="P47" text:outline-level="3">3D-Primitiven erstellen</text:h>
      <text:p text:style-name="P28">Kugel, Quader</text:p>
      <text:h text:style-name="P47" text:outline-level="3"><text:soft-page-break/>Objekte speichern und laden </text:h>
      <text:h text:style-name="P47" text:outline-level="3">Drehen, Skalieren und Verschieben von Objekten innerhalb einer Szene</text:h>
      <text:h text:style-name="P47" text:outline-level="3">Szenen speichern und laden</text:h>
      <text:h text:style-name="P47" text:outline-level="3">„Erkunden“ der Szene mittels freiem Bewegen der Kamera (GodMode)</text:h>
      <text:h text:style-name="Heading_20_3" text:outline-level="3">„<text:span text:style-name="T10">Natürliches Bewegen“ innerhalb einer Szene mit Kollisionen und Einschränkungen → Ego-Shooter-Style</text:span></text:h>
      <text:h text:style-name="P47" text:outline-level="3">Zuschauen auf eine sich entwickelnde Szene </text:h>
      <text:h text:style-name="P48" text:outline-level="3">Edit-Modes für Objekte und Szenen</text:h>
      <text:h text:style-name="P48" text:outline-level="3">Play-Modes für Objekte und Szenen</text:h>
      <text:h text:style-name="Heading_20_3" text:outline-level="3"/>
      <text:h text:style-name="P37" text:outline-level="1">5. Produktdaten</text:h>
      <text:h text:style-name="P45" text:outline-level="3">D10</text:h>
      <text:p text:style-name="P13">3D-Objekte werden in einem Menschenlesbaren Dateiformat gespeichert. Die Speicherung erfolgt Vertexbasiert, Kanten und Flächen setzen sich dann aus mehreren Vertices zusammen. Die Indizes für die Vertices ergeben sich automatisch durch Nummerierung bei Null beginnend. Demzufolge kann man keinem Vertex explizit einen Index zuweisen, sondern nur indem man in an die i-te Stelle schreibt(ACHTUNG: Index = i – 1). Die Dateiendung lautet *.obj</text:p>
      <text:list xml:id="list1763876813237204008" text:style-name="L9">
        <text:list-item>
          <text:p text:style-name="P14">alles nach einer Raute(#) bis zum Zeilenende ist ein Kommentar</text:p>
        </text:list-item>
        <text:list-item>
          <text:p text:style-name="P14">Whitespaces am Zeilenanfang werden ignoriert → Einrücken möglich</text:p>
        </text:list-item>
        <text:list-item>
          <text:p text:style-name="P14">Vertexdefinition<text:span text:style-name="T6">(Vertex)</text:span>: v &lt;x&gt; &lt;y&gt; &lt;z&gt; <text:s/>→ Bsp: v 10 5.2 -15</text:p>
        </text:list-item>
        <text:list-item>
          <text:p text:style-name="P14">Kantendefinition<text:span text:style-name="T6">(Edge)</text:span>: e &lt;Vertexindex&gt; &lt;Vertexindex&gt; → Bsp: e 5 10</text:p>
        </text:list-item>
        <text:list-item>
          <text:p text:style-name="P15">Flächendefinition<text:span text:style-name="T6">(Face)</text:span>: f &lt;Vertexindex&gt; &lt;Vertexindex&gt; &lt;Vertexindex&gt; → Bsp: f 5 10 15</text:p>
        </text:list-item>
        <text:list-item>
          <text:p text:style-name="P25">Farbe(Color, <text:span text:style-name="T8">Werte zwischen 0 und 255)</text:span>: c &lt;r&gt; &lt;g&gt; &lt;b&gt; →<text:span text:style-name="T7"> Bsp: c 128 128 128</text:span></text:p>
        </text:list-item>
      </text:list>
      <text:p text:style-name="P22"><text:span text:style-name="T5">Zusatzdaten die gespeichert werden, wenn Wunschfunktionen umgesetzt werden</text:span></text:p>
      <text:list xml:id="list7024375272073002525" text:style-name="L11">
        <text:list-item>
          <text:p text:style-name="P24">Farbe für Flä<text:span text:style-name="T6">che(Facecolor): fc &lt;faceIndex&gt; &lt;r&gt; &lt;g&gt; &lt;b&gt;</text:span></text:p>
        </text:list-item>
        <text:list-item>
          <text:p text:style-name="P26">Textur für Fläche(Facetexture): ft &lt;faceIndex&gt; Textur</text:p>
          <text:list>
            <text:list-item>
              <text:list>
                <text:list-item>
                  <text:p text:style-name="P26">Berücksichtig UW-Wrapping absolut garnicht :/</text:p>
                </text:list-item>
              </text:list>
            </text:list-item>
          </text:list>
        </text:list-item>
      </text:list>
      <text:h text:style-name="P45" text:outline-level="3">D20</text:h>
      <text:p text:style-name="P13">Szenen, die aus einzelnen Objekten bestehen, werden ebenfalls Menschenlesbar gespeichert. Die <text:soft-page-break/>einzelnen Objekte werden nur referenziert. <text:span text:style-name="T11">Diese Referenzierung erfolg über den Dateinamen relativ zur Szenendatei. Es muss jedoch noch gespeichert werden, wie das Objekt transformiert wurde (Rotation, Skalierung, Position in der Welt) was über weitere Parameter geschieht. Jedes Objekt bekommt wieder einen Index durch Nummerierung, wodurch man verknüpfte Daten auch über Referenzierung speichern kann.</text:span></text:p>
      <text:list xml:id="list442378117512057569" text:style-name="L10">
        <text:list-item>
          <text:p text:style-name="P16">alles nach einer Raute(#) bis zum Zeilenende ist ein Kommentar</text:p>
        </text:list-item>
        <text:list-item>
          <text:p text:style-name="P16">Whitespaces am Zeilenanfang werden ignoriert → Einrücken möglich</text:p>
        </text:list-item>
        <text:list-item>
          <text:p text:style-name="P17">Objektreferenz: </text:p>
          <text:list>
            <text:list-item>
              <text:p text:style-name="P17">o &lt;Dateiname für .obj-File&gt; &lt;x&gt; &lt;y&gt; &lt;z&gt; <text:span text:style-name="T4">&lt;x&gt; &lt;y&gt; &lt;z&gt; &lt;x&gt; &lt;y&gt; &lt;z&gt; &lt;winkel&gt;</text:span></text:p>
            </text:list-item>
            <text:list-item>
              <text:p text:style-name="P17"><text:span text:style-name="T4">Bedeutung: Objekt, Position in der Welt, Skalierung, Rotationsachse, Rotationswinkel</text:span></text:p>
            </text:list-item>
          </text:list>
        </text:list-item>
      </text:list>
      <text:p text:style-name="P23">Zusatzdaten die gespeichert werden, wenn Wunschfunktionen umgesetzt werden</text:p>
      <text:list xml:id="list205011805386340" text:continue-numbering="true" text:style-name="L10">
        <text:list-item>
          <text:p text:style-name="P21">Lichtquelle, ohne Richtung:</text:p>
          <text:list>
            <text:list-item>
              <text:p text:style-name="P21">l &lt;xPos&gt; &lt;yPos&gt; &lt;zPos&gt; &lt;Intensität&gt;</text:p>
            </text:list-item>
          </text:list>
        </text:list-item>
      </text:list>
      <text:p text:style-name="P19">Kommentar von Jonas:</text:p>
      <text:p text:style-name="P20">wenn wir z.b. Bewegungszüge für Objekte Speichern wollen, sollen die mit in die Szene? Es wäre durchaus problematisch und würde die Simplizität untergraben, wenn wir die Szenendatei so voll stopfen.</text:p>
      <text:p text:style-name="P20">Mein Vorschlag wäre, dass wir eine Sketch-Datei anlegen in der wir solche Dinge speichern können. Also Attribut wie Geschwindigkeit, Beschl und so weiter für jedes Objekt einer Szene. Man würde also eine Szene refernzieren und kann dann auf jedes Objekt zusatzinformationen klatschen (wie es im Einleitungstext zu D20 steht)</text:p>
      <text:h text:style-name="P38" text:outline-level="1">6. Produktleistungen</text:h>
      <text:h text:style-name="P46" text:outline-level="3">L10</text:h>
      <text:p text:style-name="P27">Genauigkeit bei den Berechnungen stets 4Byte float</text:p>
      <text:h text:style-name="P39" text:outline-level="1"><text:span text:style-name="T2">7. Benutzungsoberfläche</text:span></text:h>
      <text:p text:style-name="P29">Die Benutzeroberfläche soll aus einem Normalen Windows-Fenster bestehen in dem die Zeichenfläche dominiert. Jedoch existieren Bedienelemente außerhalb dieser Fläche mit denen man Aktionen innerhalb der Szene / eines Objektes machen kann.</text:p>
      <text:p text:style-name="P29">Es werden mehrere Modi angeboten in denen man sich aufhalten kann.</text:p>
      <text:list xml:id="list8211957359242636573" text:style-name="L12">
        <text:list-item>
          <text:p text:style-name="P30">Objekt-Modus</text:p>
        </text:list-item>
      </text:list>
      <text:list xml:id="list5399970997472256265" text:style-name="L16">
        <text:list-item>
          <text:list>
            <text:list-item>
              <text:p text:style-name="P31">Objekt laden</text:p>
            </text:list-item>
            <text:list-item>
              <text:p text:style-name="P31">Objekt aus 3D-Primitiven erzeugen</text:p>
            </text:list-item>
            <text:list-item>
              <text:p text:style-name="P31"><text:soft-page-break/>Objekt bearbeiten (Drehen, Skalieren, Verschieben)</text:p>
            </text:list-item>
            <text:list-item>
              <text:p text:style-name="P31">Objekt abspeichern (Objektname wählbar, daraus ergibt sich Dateiname)</text:p>
            </text:list-item>
            <text:list-item>
              <text:p text:style-name="P31">Änderung der Kameraperspektive</text:p>
            </text:list-item>
          </text:list>
        </text:list-item>
      </text:list>
      <text:list xml:id="list205011751364706" text:continue-list="list8211957359242636573" text:style-name="L12">
        <text:list-item>
          <text:p text:style-name="P30">Szenen-Modus</text:p>
        </text:list-item>
      </text:list>
      <text:list xml:id="list4626527081792329766" text:style-name="L17">
        <text:list-item>
          <text:list>
            <text:list-item>
              <text:p text:style-name="P32">Szene neu erstellen</text:p>
            </text:list-item>
            <text:list-item>
              <text:p text:style-name="P32">Szene laden</text:p>
            </text:list-item>
            <text:list-item>
              <text:p text:style-name="P32">hinzufügen von Objekten durch Laden </text:p>
            </text:list-item>
            <text:list-item>
              <text:p text:style-name="P32">auswählen von Objekten</text:p>
              <text:list>
                <text:list-item>
                  <text:p text:style-name="P32">Transformieren dieses Objektes im Szenenkontext (lässt *.obj-Datei unberührt)</text:p>
                </text:list-item>
              </text:list>
            </text:list-item>
            <text:list-item>
              <text:p text:style-name="P32">Änderung der Kameraperspektive</text:p>
            </text:list-item>
            <text:list-item>
              <text:p text:style-name="P32">Szene speichern</text:p>
            </text:list-item>
          </text:list>
        </text:list-item>
      </text:list>
      <text:list xml:id="list205011758581979" text:continue-list="list205011751364706" text:style-name="L12">
        <text:list-item>
          <text:p text:style-name="P30">Kino-Modus</text:p>
        </text:list-item>
      </text:list>
      <text:list xml:id="list5316619963343470762" text:style-name="L18">
        <text:list-item>
          <text:list>
            <text:list-item>
              <text:p text:style-name="P33">laden eines Sketches</text:p>
            </text:list-item>
            <text:list-item>
              <text:p text:style-name="P33">„abspielen“ des Sketches mit Play-Taste</text:p>
            </text:list-item>
          </text:list>
        </text:list-item>
      </text:list>
      <text:h text:style-name="P38" text:outline-level="1">8. Qualitätszielbestimmungen</text:h>
      <text:h text:style-name="P39" text:outline-level="1"><text:span text:style-name="T2">9. Testfälle</text:span></text:h>
      <text:h text:style-name="P49" text:outline-level="3">Objekteditor</text:h>
      <text:p text:style-name="P34">Man nutzt den Objekteditor um ein kompliziertes Objekt zu erstellen. Dabei soll man Blender-Style editieren können.</text:p>
      <text:h text:style-name="P49" text:outline-level="3">Minecraft-Style Welt</text:h>
      <text:p text:style-name="P34">Man hat einen „Endlosfußboden“ und die Möglichkeit neue Objekte (Würfel) in der Welt hinzuzufügen. Jedes neue Objekt wird direkt vor einem an der Stelle platziert, auf die man schaut. So kann man sich seine eigene Welt aus vorher „hergestellten“ Elemente aufbauen.</text:p>
      <text:h text:style-name="P49" text:outline-level="3">Nachbildung Sonnensystem</text:h>
      <text:p text:style-name="P34">Es werden die Planten und die Sonne in einer Szene durch Kugeln nachgebildet. Die Anfangspositionen werden bestimmt und jedem Element eine Bewegungsbahn und Geschwindigkeit zugewiesen, die den Planetenbahnen ähneln. Nachdem man startet bewegen sich die Planeten um die Sonne und man kann seinen Betrachtungswinkel frei wählen.</text:p>
      <text:h text:style-name="P49" text:outline-level="3">Simulation Sonnensystem</text:h>
      <text:p text:style-name="P34">Das gleiche wie bei der Nachbildung, nur das die Bewegungen nach dem Newtonschen Gesetzen <text:soft-page-break/>berechnet werden. Demnach sollten sich die Planeten von allein ohne vordefinierten Planetenbahnen korrekt bewegen. Dabei kann man auch Monde mit einbeziehen.</text:p>
      <text:h text:style-name="P38" text:outline-level="1">10. Entwicklungsumgebung</text:h>
      <text:h text:style-name="P43" text:outline-level="2">Software</text:h>
      <text:list xml:id="list3435148831505126153" text:style-name="L7">
        <text:list-item>
          <text:p text:style-name="P8">Microsoft Visual Studio 2013 <text:span text:style-name="T3">mit eingebauten Compiler</text:span></text:p>
        </text:list-item>
        <text:list-item>
          <text:p text:style-name="P9">QtCreator <text:span text:style-name="T3">mit g++ (4.8.2)</text:span></text:p>
        </text:list-item>
        <text:list-item>
          <text:p text:style-name="P8">git</text:p>
        </text:list-item>
        <text:list-item>
          <text:p text:style-name="P11">UMLDesigner von TU-Freiberg</text:p>
        </text:list-item>
      </text:list>
      <text:h text:style-name="P44" text:outline-level="2">Hardware</text:h>
      <text:list xml:id="list3041669952137781962" text:style-name="L8">
        <text:list-item>
          <text:p text:style-name="P12">Wie Anforderungen zur Laufzeit (Standard PC mit Windows7)</text:p>
        </text:list-item>
      </text:list>
      <text:h text:style-name="P43" text:outline-level="2">Orgware</text:h>
      <text:list xml:id="list5763253619017591894" text:style-name="L6">
        <text:list-item>
          <text:p text:style-name="P10"><text:span text:style-name="T2">git für Versionsverwaltung und Projektkoordination</text:span></text:p>
        </text:list-item>
      </text:list>
      <text:h text:style-name="P36" text:outline-level="1">11. Ergänzungen</text:h>
      <text:h text:style-name="P41" text:outline-level="2">Use-Cases</text:h>
      <text:h text:style-name="Heading_20_3" text:outline-level="3"/>
      <text:h text:style-name="P41" text:outline-level="2">Glossar</text:h>
      <table:table table:name="Glossar" table:style-name="Glossar">
        <table:table-column table:style-name="Glossar.A"/>
        <table:table-column table:style-name="Glossar.B"/>
        <table:table-header-rows>
          <table:table-row>
            <table:table-cell table:style-name="Glossar.A1" office:value-type="string">
              <text:p text:style-name="Table_20_Heading">Begriff</text:p>
            </table:table-cell>
            <table:table-cell table:style-name="Glossar.B1" office:value-type="string">
              <text:p text:style-name="Table_20_Heading">Definition</text:p>
            </table:table-cell>
          </table:table-row>
        </table:table-header-rows>
        <table:table-row>
          <table:table-cell table:style-name="Glossar.A1" office:value-type="string">
            <text:p text:style-name="P50">Polygon</text:p>
          </table:table-cell>
          <table:table-cell table:style-name="Glossar.B1" office:value-type="string">
            <text:p text:style-name="P50">Ein Vieleck, aus dem durch aneinander setzen von anderen Polygonen 2D-/3D-Objekte aufgebaut werden</text:p>
          </table:table-cell>
        </table:table-row>
        <table:table-row>
          <table:table-cell table:style-name="Glossar.A1" office:value-type="string">
            <text:p text:style-name="P50">rendern</text:p>
          </table:table-cell>
          <table:table-cell table:style-name="Glossar.B1" office:value-type="string">
            <text:p text:style-name="P50">Das Berechnen eines Bildes das aus Einzelobjekten besteht</text:p>
          </table:table-cell>
        </table:table-row>
        <table:table-row>
          <table:table-cell table:style-name="Glossar.A1" office:value-type="string">
            <text:p text:style-name="P50">Z-Buffering</text:p>
          </table:table-cell>
          <table:table-cell table:style-name="Glossar.B1" office:value-type="string">
            <text:p text:style-name="P50">Speichern von Tiefeninformationen für einzelne Pixel um korrektes Überlappen von Flächen zu ermöglichen</text:p>
          </table:table-cell>
        </table:table-row>
        <table:table-row>
          <table:table-cell table:style-name="Glossar.A1" office:value-type="string">
            <text:p text:style-name="P50">Clipping</text:p>
          </table:table-cell>
          <table:table-cell table:style-name="Glossar.B1" office:value-type="string">
            <text:p text:style-name="P50">Auf Bildschirm zurechtschneiden von Polygonen</text:p>
          </table:table-cell>
        </table:table-row>
        <table:table-row>
          <table:table-cell table:style-name="Glossar.A1" office:value-type="string">
            <text:p text:style-name="P50">Kinematik</text:p>
          </table:table-cell>
          <table:table-cell table:style-name="Glossar.B1" office:value-type="string">
            <text:p text:style-name="P50">Lehre von der Bewegung der Körper</text:p>
          </table:table-cell>
        </table:table-row>
        <table:table-row>
          <table:table-cell table:style-name="Glossar.A1" office:value-type="string">
            <text:p text:style-name="P50">Bounding-Box</text:p>
          </table:table-cell>
          <table:table-cell table:style-name="Glossar.B1" office:value-type="string">
            <text:p text:style-name="P50">Meist unsichtbare Box, die einen Körper umgibt um Kollision einfach berechnen zu können.</text:p>
          </table:table-cell>
        </table:table-row>
        <table:table-row>
          <table:table-cell table:style-name="Glossar.A1" office:value-type="string">
            <text:p text:style-name="P51">Flatshading</text:p>
          </table:table-cell>
          <table:table-cell table:style-name="Glossar.B1" office:value-type="string">
            <text:p text:style-name="P51">Helligkeitsberechnung einer Fläche in Abhängigkeit einer Lichtquelle, bei der die komplette Flächen den selben Farbwert erhält und dadurch flach aussieht.</text:p>
          </table:table-cell>
        </table:table-row>
        <table:table-row>
          <table:table-cell table:style-name="Glossar.A1" office:value-type="string">
            <text:p text:style-name="P52">Vertex</text:p>
          </table:table-cell>
          <table:table-cell table:style-name="Glossar.B1" office:value-type="string">
            <text:p text:style-name="P52">Ein Eckpunkt eines Polygones</text:p>
          </table:table-cell>
        </table:table-row>
        <text:soft-page-break/>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 office:value-type="string">
            <text:p text:style-name="Table_20_Contents"/>
          </table:table-cell>
          <table:table-cell table:style-name="Glossar.B1" office:value-type="string">
            <text:p text:style-name="Table_20_Contents"/>
          </table:table-cell>
        </table:table-row>
        <table:table-row>
          <table:table-cell table:style-name="Glossar.A16" office:value-type="string">
            <text:p text:style-name="Table_20_Contents"/>
          </table:table-cell>
          <table:table-cell table:style-name="Glossar.B16" office:value-type="string">
            <text:p text:style-name="Table_20_Contents"/>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1T17:42:54.157181193</meta:creation-date>
    <meta:generator>LibreOffice/4.2.7.2$Linux_X86_64 LibreOffice_project/420m0$Build-2</meta:generator>
    <dc:date>2015-01-17T20:50:10.489351110</dc:date>
    <meta:editing-duration>PT1H40M39S</meta:editing-duration>
    <meta:editing-cycles>20</meta:editing-cycles>
    <meta:document-statistic meta:table-count="1" meta:image-count="0" meta:object-count="0" meta:page-count="7" meta:paragraph-count="144" meta:word-count="1234" meta:character-count="8772" meta:non-whitespace-character-count="7742"/>
  </office:meta>
</office:document-meta>
</file>